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au1" style:family="table">
      <style:table-properties style:width="17.586cm" table:align="left"/>
    </style:style>
    <style:style style:name="Tableau1.A" style:family="table-column">
      <style:table-column-properties style:column-width="3.704cm"/>
    </style:style>
    <style:style style:name="Tableau1.B" style:family="table-column">
      <style:table-column-properties style:column-width="4.004cm"/>
    </style:style>
    <style:style style:name="Tableau1.C" style:family="table-column">
      <style:table-column-properties style:column-width="3.507cm"/>
    </style:style>
    <style:style style:name="Tableau1.D" style:family="table-column">
      <style:table-column-properties style:column-width="3.186cm"/>
    </style:style>
    <style:style style:name="Tableau1.1" style:family="table-row">
      <style:table-row-properties style:min-row-height="0.713cm"/>
    </style:style>
    <style:style style:name="Tableau1.A1" style:family="table-cell">
      <style:table-cell-properties fo:background-color="#eeeeee" fo:padding="0.097cm" fo:border="0.05pt solid #000000">
        <style:background-image/>
      </style:table-cell-properties>
    </style:style>
    <style:style style:name="Tableau1.2" style:family="table-row">
      <style:table-row-properties style:min-row-height="0.487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alibri" fo:font-size="18pt" fo:font-weight="bold" officeooo:rsid="00063dbf" officeooo:paragraph-rsid="00063dbf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Calibri" fo:font-size="15pt" officeooo:rsid="00063dbf" officeooo:paragraph-rsid="00061531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2pt" officeooo:rsid="00061531" officeooo:paragraph-rsid="0007c29d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2pt" officeooo:rsid="00063dbf" officeooo:paragraph-rsid="0007b2bb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2pt" officeooo:rsid="00063dbf" officeooo:paragraph-rsid="0007c29d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2pt" officeooo:rsid="00063dbf" officeooo:paragraph-rsid="0008f38d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2pt" officeooo:rsid="0007b2bb" officeooo:paragraph-rsid="0008f38d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Calibri" fo:font-size="12pt" officeooo:rsid="0008f38d" officeooo:paragraph-rsid="0008f38d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Calibri" fo:font-size="12pt" officeooo:rsid="000f48b8" officeooo:paragraph-rsid="000f48b8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Calibri" fo:font-size="12pt" fo:font-weight="normal" officeooo:rsid="0007b2bb" officeooo:paragraph-rsid="0007b2bb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Calibri" fo:font-size="12pt" fo:font-weight="normal" officeooo:rsid="00061531" officeooo:paragraph-rsid="0007b2bb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Calibri" fo:font-size="12pt" fo:font-weight="normal" officeooo:rsid="00061531" officeooo:paragraph-rsid="000dd92c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Calibri" fo:font-size="12pt" fo:font-weight="normal" officeooo:rsid="001136db" officeooo:paragraph-rsid="001136db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Calibri" fo:font-size="12pt" fo:font-weight="bold" officeooo:rsid="0007c29d" officeooo:paragraph-rsid="0007c29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Calibri" fo:font-size="12pt" fo:font-weight="bold" officeooo:rsid="0008f38d" officeooo:paragraph-rsid="0008f38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Calibri" fo:font-size="12pt" fo:font-weight="bold" officeooo:rsid="00061531" officeooo:paragraph-rsid="0007b2bb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Calibri" fo:font-size="12pt" fo:font-weight="bold" officeooo:rsid="00061531" officeooo:paragraph-rsid="0007c29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Calibri" fo:font-size="12pt" fo:font-style="normal" fo:font-weight="bold" officeooo:rsid="0008f38d" officeooo:paragraph-rsid="0008f38d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Calibri" fo:font-size="14pt" style:text-underline-style="none" fo:font-weight="bold" officeooo:rsid="00061531" officeooo:paragraph-rsid="0007b2bb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Calibri" fo:font-size="14pt" style:text-underline-style="none" fo:font-weight="bold" officeooo:rsid="00063dbf" officeooo:paragraph-rsid="0007b2bb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Calibri" fo:font-size="14pt" fo:font-weight="bold" officeooo:rsid="0007b2bb" officeooo:paragraph-rsid="0007b2bb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Calibri" fo:font-size="14pt" fo:font-weight="bold" officeooo:rsid="0007b2bb" officeooo:paragraph-rsid="000f48b8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Calibri" fo:font-size="12pt" officeooo:rsid="0007b2bb" officeooo:paragraph-rsid="0007c29d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Calibri" fo:font-size="12pt" officeooo:rsid="0007b2bb" officeooo:paragraph-rsid="0008f38d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Calibri" fo:font-size="12pt" officeooo:rsid="0007c29d" officeooo:paragraph-rsid="0008f38d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Calibri" fo:font-size="12pt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Calibri" fo:font-size="12pt" officeooo:rsid="0008f38d" officeooo:paragraph-rsid="0008f38d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Calibri" fo:font-size="12pt" officeooo:rsid="000cb73f" officeooo:paragraph-rsid="000cb73f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Calibri" fo:font-size="14pt" fo:font-weight="bold" officeooo:rsid="0007b2bb" officeooo:paragraph-rsid="0007b2bb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Calibri" fo:font-size="14pt" fo:font-weight="bold" officeooo:rsid="0007b2bb" officeooo:paragraph-rsid="0007c29d" style:font-size-asian="12.25pt" style:font-weight-asian="bold" style:font-size-complex="14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Calibri" fo:font-size="14pt" fo:font-weight="bold" officeooo:rsid="0008f38d" officeooo:paragraph-rsid="0008f38d" style:font-size-asian="12.25pt" style:font-weight-asian="bold" style:font-size-complex="14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Calibri" fo:font-size="12pt" fo:font-weight="normal" officeooo:rsid="0012bff7" officeooo:paragraph-rsid="0012bff7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Calibri" fo:font-size="12pt" officeooo:rsid="0015d412" officeooo:paragraph-rsid="0015d412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Calibri" fo:font-size="12pt" officeooo:rsid="0016adfc" officeooo:paragraph-rsid="0016adfc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Calibri" fo:font-size="18pt" fo:font-weight="bold" officeooo:rsid="00063dbf" officeooo:paragraph-rsid="00063dbf" style:font-size-asian="18pt" style:font-weight-asian="bold" style:font-size-complex="18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Calibri" fo:font-size="12pt" fo:font-weight="normal" officeooo:rsid="0012bff7" officeooo:paragraph-rsid="0012bff7" style:font-size-asian="12pt" style:font-weight-asian="normal" style:font-size-complex="12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Calibri" fo:font-size="12pt" officeooo:rsid="00144e3c" officeooo:paragraph-rsid="00144e3c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Calibri" fo:font-size="12pt" officeooo:rsid="0015d412" officeooo:paragraph-rsid="0015d412" style:font-size-asian="12pt" style:font-size-complex="12pt"/>
    </style:style>
    <style:style style:name="T1" style:family="text">
      <style:text-properties officeooo:rsid="00063db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7b2bb"/>
    </style:style>
    <style:style style:name="T4" style:family="text">
      <style:text-properties officeooo:rsid="0007c29d"/>
    </style:style>
    <style:style style:name="T5" style:family="text">
      <style:text-properties officeooo:rsid="0008f38d"/>
    </style:style>
    <style:style style:name="T6" style:family="text">
      <style:text-properties officeooo:rsid="000f48b8"/>
    </style:style>
    <style:style style:name="T7" style:family="text">
      <style:text-properties officeooo:rsid="00115962"/>
    </style:style>
    <style:style style:name="T8" style:family="text">
      <style:text-properties officeooo:rsid="0012bff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ÉGLAGES <text:span text:style-name="T3">GÉNÉRAUX</text:span>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row table:style-name="Tableau1.1">
          <table:table-cell table:style-name="Tableau1.A1" table:number-columns-spanned="5" office:value-type="string">
            <text:p text:style-name="P19">AMPLI BLACKSTAR ID:60-TVP</text:p>
          </table:table-cell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" table:number-rows-spanned="2" office:value-type="string">
            <text:p text:style-name="P15">GENERAL</text:p>
          </table:table-cell>
          <table:table-cell table:style-name="Tableau1.B2" office:value-type="string">
            <text:p text:style-name="P14">MODE</text:p>
          </table:table-cell>
          <table:table-cell table:style-name="Tableau1.C2" office:value-type="string">
            <text:p text:style-name="P16">VOICE</text:p>
          </table:table-cell>
          <table:table-cell table:style-name="Tableau1.D2" office:value-type="string">
            <text:p text:style-name="P16">GAIN</text:p>
          </table:table-cell>
          <table:table-cell table:style-name="Tableau1.E2" office:value-type="string">
            <text:p text:style-name="P16">VOLUME</text:p>
          </table:table-cell>
        </table:table-row>
        <table:table-row table:style-name="Tableau1.1">
          <table:covered-table-cell/>
          <table:table-cell table:style-name="Tableau1.B4" office:value-type="string">
            <text:p text:style-name="P10">Manual</text:p>
          </table:table-cell>
          <table:table-cell table:style-name="Tableau1.C3" office:value-type="string">
            <text:p text:style-name="P11">clean bright</text:p>
          </table:table-cell>
          <table:table-cell table:style-name="Tableau1.D7" office:value-type="string">
            <text:p text:style-name="P32">7</text:p>
          </table:table-cell>
          <table:table-cell table:style-name="Tableau1.E3" office:value-type="string">
            <text:p text:style-name="P36">8</text:p>
          </table:table-cell>
        </table:table-row>
        <table:table-row table:style-name="Tableau1.1">
          <table:table-cell table:style-name="Tableau1.A2" table:number-rows-spanned="2" office:value-type="string">
            <text:p text:style-name="P15">EQUALISATION</text:p>
          </table:table-cell>
          <table:table-cell table:style-name="Tableau1.B4" office:value-type="string">
            <text:p text:style-name="P11"><text:span text:style-name="T2">BASSE</text:span> </text:p>
          </table:table-cell>
          <table:table-cell table:style-name="Tableau1.C4" office:value-type="string">
            <text:p text:style-name="P16">MIDDLE</text:p>
          </table:table-cell>
          <table:table-cell table:style-name="Tableau1.D7" office:value-type="string">
            <text:p text:style-name="P16">TREBLE</text:p>
          </table:table-cell>
          <table:table-cell table:style-name="Tableau1.E4" office:value-type="string">
            <text:p text:style-name="P17">ISF</text:p>
          </table:table-cell>
        </table:table-row>
        <table:table-row table:style-name="Tableau1.1">
          <table:covered-table-cell/>
          <table:table-cell table:style-name="Tableau1.B5" office:value-type="string">
            <text:p text:style-name="P36">8</text:p>
          </table:table-cell>
          <table:table-cell table:style-name="Tableau1.C5" office:value-type="string">
            <text:p text:style-name="P36">4</text:p>
          </table:table-cell>
          <table:table-cell table:style-name="Tableau1.D5" office:value-type="string">
            <text:p text:style-name="P32">2</text:p>
          </table:table-cell>
          <table:table-cell table:style-name="Tableau1.E5" office:value-type="string">
            <text:p text:style-name="P12"><text:span text:style-name="T8">10 = Brit 0 = US</text:span></text:p>
          </table:table-cell>
        </table:table-row>
        <table:table-row table:style-name="Tableau1.1">
          <table:table-cell table:style-name="Tableau1.A6" office:value-type="string">
            <text:p text:style-name="P18">TVP</text:p>
          </table:table-cell>
          <table:table-cell table:style-name="Tableau1.B6" table:number-columns-spanned="4" office:value-type="string">
            <text:p text:style-name="P13">EL34 = Marshall, EL84 = Vox, 6V6 = Fender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7" table:number-rows-spanned="2" table:number-columns-spanned="2" office:value-type="string">
            <text:p text:style-name="P14">MASTER</text:p>
          </table:table-cell>
          <table:covered-table-cell/>
          <table:table-cell table:style-name="Tableau1.C7" office:value-type="string">
            <text:p text:style-name="P3">R<text:span text:style-name="T4">e</text:span>sonance</text:p>
          </table:table-cell>
          <table:table-cell table:style-name="Tableau1.D7" office:value-type="string">
            <text:p text:style-name="P3">Pr<text:span text:style-name="T3">e</text:span>sence</text:p>
          </table:table-cell>
          <table:table-cell table:style-name="Tableau1.E7" office:value-type="string">
            <text:p text:style-name="P5">Volume</text:p>
          </table:table-cell>
        </table:table-row>
        <table:table-row table:style-name="Tableau1.1">
          <table:covered-table-cell/>
          <table:covered-table-cell/>
          <table:table-cell table:style-name="Tableau1.C8" office:value-type="string">
            <text:p text:style-name="P37">6</text:p>
          </table:table-cell>
          <table:table-cell table:style-name="Tableau1.D8" office:value-type="string">
            <text:p text:style-name="P37">8</text:p>
          </table:table-cell>
          <table:table-cell table:style-name="Tableau1.E8" office:value-type="string">
            <text:p text:style-name="P26">..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4T14:12:06.469421139</meta:creation-date>
    <dc:date>2016-06-12T10:09:03.729104536</dc:date>
    <meta:editing-duration>PT1H14M55S</meta:editing-duration>
    <meta:editing-cycles>15</meta:editing-cycles>
    <meta:generator>LibreOffice/5.0.6.3$Linux_X86_64 LibreOffice_project/00m0$Build-3</meta:generator>
    <meta:document-statistic meta:table-count="1" meta:image-count="0" meta:object-count="0" meta:page-count="1" meta:paragraph-count="29" meta:word-count="46" meta:character-count="218" meta:non-whitespace-character-count="200"/>
  </office:meta>
</office:document-meta>
</file>